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036cm" fo:min-width="3.56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49cm" fo:min-width="2.751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239cm" fo:min-width="0.99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02cm" fo:min-width="0.7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02cm" fo:min-width="1.40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249cm" fo:min-width="3.539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249cm" fo:min-width="4.834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249cm" fo:min-width="0.999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249cm" fo:min-width="5.16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02cm" fo:min-width="1.48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2.286cm" svg:x="11.82cm" svg:y="1.162cm">
          <text:p text:style-name="P1">SentNet</text:p>
          <text:p text:style-name="P1">Project Folder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3.251cm" svg:height="1.499cm" svg:x="10.445cm" svg:y="4.845cm">
          <text:p text:style-name="P3"><text:span text:style-name="T1">Data_Inges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1.495cm" svg:height="1.489cm" svg:x="8.781cm" svg:y="4.845cm">
          <text:p text:style-name="P3"><text:span text:style-name="T1">Data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852cm" svg:y1="3.448cm" svg:x2="9.528cm" svg:y2="4.845cm" draw:start-shape="id1" draw:start-glue-point="2" draw:end-shape="id2" svg:d="M13852 3448v698h-4324v699" svg:viewBox="0 0 4325 1398">
          <text:p/>
        </draw:connector>
        <draw:connector draw:style-name="gr4" draw:text-style-name="P1" draw:layer="layout" svg:x1="13.852cm" svg:y1="3.448cm" svg:x2="12.07cm" svg:y2="4.845cm" draw:start-shape="id1" draw:start-glue-point="2" draw:end-shape="id3" draw:end-glue-point="0" svg:d="M13852 3448v698h-1782v699" svg:viewBox="0 0 1783 1398">
          <text:p/>
        </draw:connector>
        <draw:custom-shape draw:style-name="gr5" draw:text-style-name="P6" xml:id="id4" draw:id="id4" draw:layer="layout" svg:width="1.27cm" svg:height="1.27cm" svg:x="6.649cm" svg:y="8.428cm">
          <text:p text:style-name="P5"><text:span text:style-name="T2">Se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5" draw:id="id5" draw:layer="layout" svg:width="1.27cm" svg:height="1.27cm" svg:x="8.121cm" svg:y="8.428cm">
          <text:p text:style-name="P7"><text:span text:style-name="T3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6" draw:id="id6" draw:layer="layout" svg:width="1.27cm" svg:height="1.27cm" svg:x="9.585cm" svg:y="8.428cm">
          <text:p text:style-name="P5"><text:span text:style-name="T2">Set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9.528cm" svg:y1="6.334cm" svg:x2="7.284cm" svg:y2="8.428cm" draw:start-shape="id2" draw:start-glue-point="2" draw:end-shape="id4" draw:end-glue-point="0" svg:d="M9528 6334v1047h-2244v1047" svg:viewBox="0 0 2245 2095">
          <text:p/>
        </draw:connector>
        <draw:connector draw:style-name="gr4" draw:text-style-name="P1" draw:layer="layout" svg:x1="9.528cm" svg:y1="6.334cm" svg:x2="8.756cm" svg:y2="8.428cm" draw:start-shape="id2" draw:start-glue-point="2" draw:end-shape="id5" draw:end-glue-point="0" svg:d="M9528 6334v1047h-772v1047" svg:viewBox="0 0 773 2095">
          <text:p/>
        </draw:connector>
        <draw:connector draw:style-name="gr4" draw:text-style-name="P1" draw:layer="layout" svg:x1="9.528cm" svg:y1="6.334cm" svg:x2="10.22cm" svg:y2="8.428cm" draw:start-shape="id2" draw:start-glue-point="2" draw:end-shape="id6" svg:d="M9528 6334v1047h692v1047" svg:viewBox="0 0 693 2095">
          <text:p/>
        </draw:connector>
        <draw:custom-shape draw:style-name="gr5" draw:text-style-name="P6" xml:id="id7" draw:id="id7" draw:layer="layout" svg:width="1.27cm" svg:height="1.27cm" svg:x="5.871cm" svg:y="10.976cm">
          <text:p text:style-name="P5"><text:span text:style-name="T2">.do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8" draw:id="id8" draw:layer="layout" svg:width="1.27cm" svg:height="1.27cm" svg:x="7.357cm" svg:y="10.976cm">
          <text:p text:style-name="P5"><text:span text:style-name="T2">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7.284cm" svg:y1="9.698cm" svg:x2="6.506cm" svg:y2="10.976cm" draw:start-shape="id4" draw:start-glue-point="2" draw:end-shape="id7" draw:end-glue-point="0" svg:d="M7284 9698v639h-778v639" svg:viewBox="0 0 779 1279">
          <text:p/>
        </draw:connector>
        <draw:connector draw:style-name="gr4" draw:text-style-name="P1" draw:layer="layout" svg:x1="7.284cm" svg:y1="9.698cm" svg:x2="7.992cm" svg:y2="10.976cm" draw:start-shape="id4" draw:start-glue-point="2" draw:end-shape="id8" draw:end-glue-point="0" svg:d="M7284 9698v639h708v639" svg:viewBox="0 0 709 1279">
          <text:p/>
        </draw:connector>
        <draw:custom-shape draw:style-name="gr6" draw:text-style-name="P6" xml:id="id9" draw:id="id9" draw:layer="layout" svg:width="1.905cm" svg:height="1.27cm" svg:x="11.005cm" svg:y="8.428cm">
          <text:p text:style-name="P5"><text:span text:style-name="T2">Im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9.528cm" svg:y1="6.334cm" svg:x2="11.957cm" svg:y2="8.428cm" draw:start-shape="id2" draw:start-glue-point="2" draw:end-shape="id9" draw:end-glue-point="0" svg:d="M9528 6334v1047h2429v1047" svg:viewBox="0 0 2430 2095">
          <text:p/>
        </draw:connector>
        <draw:custom-shape draw:style-name="gr7" draw:text-style-name="P4" xml:id="id10" draw:id="id10" draw:layer="layout" svg:width="4.039cm" svg:height="1.499cm" svg:x="13.845cm" svg:y="4.845cm">
          <text:p text:style-name="P3"><text:span text:style-name="T1">Data_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1" draw:id="id11" draw:layer="layout" svg:width="5.334cm" svg:height="1.499cm" svg:x="18.052cm" svg:y="4.849cm">
          <text:p text:style-name="P3"><text:span text:style-name="T1">Data_Pre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2" draw:id="id12" draw:layer="layout" svg:width="1.499cm" svg:height="1.499cm" svg:x="23.52cm" svg:y="4.845cm">
          <text:p text:style-name="P3"><text:span text:style-name="T1">UI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852cm" svg:y1="3.448cm" svg:x2="15.864cm" svg:y2="4.845cm" draw:start-shape="id1" draw:start-glue-point="2" draw:end-shape="id10" svg:d="M13852 3448v698h2012v699" svg:viewBox="0 0 2013 1398">
          <text:p/>
        </draw:connector>
        <draw:connector draw:style-name="gr4" draw:text-style-name="P1" draw:layer="layout" svg:x1="13.852cm" svg:y1="3.448cm" svg:x2="20.719cm" svg:y2="4.849cm" draw:start-shape="id1" draw:start-glue-point="2" draw:end-shape="id11" draw:end-glue-point="0" svg:d="M13852 3448v700h6867v701" svg:viewBox="0 0 6868 1402">
          <text:p/>
        </draw:connector>
        <draw:connector draw:style-name="gr4" draw:text-style-name="P1" draw:layer="layout" svg:x1="13.852cm" svg:y1="3.448cm" svg:x2="24.269cm" svg:y2="4.845cm" draw:start-shape="id1" draw:start-glue-point="2" draw:end-shape="id12" draw:end-glue-point="0" svg:d="M13852 3448v698h10417v699" svg:viewBox="0 0 10418 1398">
          <text:p/>
        </draw:connector>
        <draw:custom-shape draw:style-name="gr10" draw:text-style-name="P4" xml:id="id13" draw:id="id13" draw:layer="layout" svg:width="5.666cm" svg:height="1.499cm" svg:x="2.942cm" svg:y="4.849cm">
          <text:p text:style-name="P3"><text:span text:style-name="T1">Analytics_Read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3.852cm" svg:y1="3.448cm" svg:x2="5.775cm" svg:y2="4.849cm" draw:start-shape="id1" draw:start-glue-point="2" draw:end-shape="id13" draw:end-glue-point="0" svg:d="M13852 3448v700h-8077v701" svg:viewBox="0 0 8078 1402">
          <text:p/>
        </draw:connector>
        <draw:custom-shape draw:style-name="gr11" draw:text-style-name="P6" xml:id="id14" draw:id="id14" draw:layer="layout" svg:width="1.981cm" svg:height="1.27cm" svg:x="5.51cm" svg:y="13.176cm">
          <text:p text:style-name="P5"><text:span text:style-name="T2">Im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6.506cm" svg:y1="12.246cm" svg:x2="6.5cm" svg:y2="13.176cm" draw:start-shape="id7" draw:start-glue-point="2" draw:end-shape="id14" draw:end-glue-point="0" svg:d="M6506 12246v465h-6v465" svg:viewBox="0 0 7 9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7T15:15:57.064000000</meta:creation-date>
    <dc:date>2018-06-21T22:17:26.839000000</dc:date>
    <meta:editing-duration>P4DT6H25M10S</meta:editing-duration>
    <meta:editing-cycles>1</meta:editing-cycles>
    <meta:document-statistic meta:object-count="27"/>
    <meta:generator>LibreOffice/5.1.0.3$Windows_x86 LibreOffice_project/5e3e00a007d9b3b6efb6797a8b8e57b51ab1f737</meta:generator>
  </office:meta>
</office:document-meta>
</file>